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5.0252533" calcext:value-type="float">
            <text:p>75,0252533</text:p>
          </table:table-cell>
          <table:table-cell office:value-type="float" office:value="2.030782347E-026" calcext:value-type="float">
            <text:p>2,03E-026</text:p>
          </table:table-cell>
          <table:table-cell office:value-type="float" office:value="4.490836143" calcext:value-type="float">
            <text:p>4,490836143</text:p>
          </table:table-cell>
          <table:table-cell table:style-name="ce2" table:formula="of:=([.E3]-[.E2])/[.E2]" office:value-type="float" office:value="0.00437498693996494" calcext:value-type="float">
            <text:p>0,00437498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855" calcext:value-type="float">
            <text:p>143855</text:p>
          </table:table-cell>
          <table:table-cell office:value-type="float" office:value="80.37545013" calcext:value-type="float">
            <text:p>80,37545013</text:p>
          </table:table-cell>
          <table:table-cell office:value-type="float" office:value="1.282728444E-020" calcext:value-type="float">
            <text:p>1,28E-020</text:p>
          </table:table-cell>
          <table:table-cell office:value-type="float" office:value="3.073298454" calcext:value-type="float">
            <text:p>3,07329845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855" calcext:value-type="float">
            <text:p>143855</text:p>
          </table:table-cell>
          <table:table-cell office:value-type="float" office:value="97.27270508" calcext:value-type="float">
            <text:p>97,27270508</text:p>
          </table:table-cell>
          <table:table-cell office:value-type="float" office:value="1.413124985E-020" calcext:value-type="float">
            <text:p>1,41E-020</text:p>
          </table:table-cell>
          <table:table-cell office:value-type="float" office:value="3.077958822" calcext:value-type="float">
            <text:p>3,077958822</text:p>
          </table:table-cell>
          <table:table-cell table:formula="of:=([.E5]-[.E4])/[.E4]" office:value-type="float" office:value="0.00151640592990052" calcext:value-type="float">
            <text:p>0,00151640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336" calcext:value-type="float">
            <text:p>144336</text:p>
          </table:table-cell>
          <table:table-cell office:value-type="float" office:value="94.5407486" calcext:value-type="float">
            <text:p>94,5407486</text:p>
          </table:table-cell>
          <table:table-cell office:value-type="float" office:value="3.950125742E-018" calcext:value-type="float">
            <text:p>3,95E-018</text:p>
          </table:table-cell>
          <table:table-cell office:value-type="float" office:value="2.463841677" calcext:value-type="float">
            <text:p>2,46384167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336" calcext:value-type="float">
            <text:p>144336</text:p>
          </table:table-cell>
          <table:table-cell office:value-type="float" office:value="102.0768433" calcext:value-type="float">
            <text:p>102,0768433</text:p>
          </table:table-cell>
          <table:table-cell office:value-type="float" office:value="4.084777511E-018" calcext:value-type="float">
            <text:p>4,08E-018</text:p>
          </table:table-cell>
          <table:table-cell office:value-type="float" office:value="2.46643734" calcext:value-type="float">
            <text:p>2,46643734</text:p>
          </table:table-cell>
          <table:table-cell table:style-name="ce3" table:formula="of:=([.E7]-[.E6])/[.E6]" office:value-type="float" office:value="0.00105350235132017" calcext:value-type="float">
            <text:p>0,00105350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740" calcext:value-type="float">
            <text:p>144740</text:p>
          </table:table-cell>
          <table:table-cell office:value-type="float" office:value="102.1545181" calcext:value-type="float">
            <text:p>102,1545181</text:p>
          </table:table-cell>
          <table:table-cell office:value-type="float" office:value="2.859474969E-016" calcext:value-type="float">
            <text:p>2,86E-016</text:p>
          </table:table-cell>
          <table:table-cell office:value-type="float" office:value="2.097932339" calcext:value-type="float">
            <text:p>2,09793233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740" calcext:value-type="float">
            <text:p>144740</text:p>
          </table:table-cell>
          <table:table-cell office:value-type="float" office:value="104.5982742" calcext:value-type="float">
            <text:p>104,5982742</text:p>
          </table:table-cell>
          <table:table-cell office:value-type="float" office:value="6.452073894E-016" calcext:value-type="float">
            <text:p>6,45E-016</text:p>
          </table:table-cell>
          <table:table-cell office:value-type="float" office:value="2.099567652" calcext:value-type="float">
            <text:p>2,099567652</text:p>
          </table:table-cell>
          <table:table-cell table:style-name="ce3" table:formula="of:=([.E9]-[.E8])/[.E8]" office:value-type="float" office:value="0.000779487960407465" calcext:value-type="float">
            <text:p>0,0007794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306" calcext:value-type="float">
            <text:p>145306</text:p>
          </table:table-cell>
          <table:table-cell office:value-type="float" office:value="104.6243668" calcext:value-type="float">
            <text:p>104,6243668</text:p>
          </table:table-cell>
          <table:table-cell office:value-type="float" office:value="0.00000000000002663535421" calcext:value-type="float">
            <text:p>2,66E-014</text:p>
          </table:table-cell>
          <table:table-cell office:value-type="float" office:value="1.846399665" calcext:value-type="float">
            <text:p>1,84639966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306" calcext:value-type="float">
            <text:p>145306</text:p>
          </table:table-cell>
          <table:table-cell office:value-type="float" office:value="106.0459213" calcext:value-type="float">
            <text:p>106,0459213</text:p>
          </table:table-cell>
          <table:table-cell office:value-type="float" office:value="0.00000000000007481271462" calcext:value-type="float">
            <text:p>7,48E-014</text:p>
          </table:table-cell>
          <table:table-cell office:value-type="float" office:value="1.848572254" calcext:value-type="float">
            <text:p>1,848572254</text:p>
          </table:table-cell>
          <table:table-cell table:style-name="ce3" table:formula="of:=([.E11]-[.E10])/[.E10]" office:value-type="float" office:value="0.00117666236686625" calcext:value-type="float">
            <text:p>0,00117666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098" calcext:value-type="float">
            <text:p>146098</text:p>
          </table:table-cell>
          <table:table-cell office:value-type="float" office:value="105.9457855" calcext:value-type="float">
            <text:p>105,9457855</text:p>
          </table:table-cell>
          <table:table-cell office:value-type="float" office:value="0.0000000000006040260523" calcext:value-type="float">
            <text:p>6,04E-013</text:p>
          </table:table-cell>
          <table:table-cell office:value-type="float" office:value="1.65687108" calcext:value-type="float">
            <text:p>1,6568710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098" calcext:value-type="float">
            <text:p>146098</text:p>
          </table:table-cell>
          <table:table-cell office:value-type="float" office:value="105.8722382" calcext:value-type="float">
            <text:p>105,8722382</text:p>
          </table:table-cell>
          <table:table-cell office:value-type="float" office:value="0.0000000000009012973744" calcext:value-type="float">
            <text:p>9,01E-013</text:p>
          </table:table-cell>
          <table:table-cell office:value-type="float" office:value="1.657702565" calcext:value-type="float">
            <text:p>1,657702565</text:p>
          </table:table-cell>
          <table:table-cell table:formula="of:=([.E13]-[.E12])/[.E12]" office:value-type="float" office:value="0.000501840493226525" calcext:value-type="float">
            <text:p>0,00050184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338" calcext:value-type="float">
            <text:p>146338</text:p>
          </table:table-cell>
          <table:table-cell office:value-type="float" office:value="105.8640518" calcext:value-type="float">
            <text:p>105,8640518</text:p>
          </table:table-cell>
          <table:table-cell office:value-type="float" office:value="0.000000000002800012826" calcext:value-type="float">
            <text:p>2,80E-012</text:p>
          </table:table-cell>
          <table:table-cell office:value-type="float" office:value="1.507945657" calcext:value-type="float">
            <text:p>1,50794565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338" calcext:value-type="float">
            <text:p>146338</text:p>
          </table:table-cell>
          <table:table-cell office:value-type="float" office:value="106.6687393" calcext:value-type="float">
            <text:p>106,6687393</text:p>
          </table:table-cell>
          <table:table-cell office:value-type="float" office:value="0.00000000002046602124" calcext:value-type="float">
            <text:p>2,05E-011</text:p>
          </table:table-cell>
          <table:table-cell office:value-type="float" office:value="1.509080887" calcext:value-type="float">
            <text:p>1,509080887</text:p>
          </table:table-cell>
          <table:table-cell table:formula="of:=([.E15]-[.E14])/[.E14]" office:value-type="float" office:value="0.000752832169203325" calcext:value-type="float">
            <text:p>0,00075283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927" calcext:value-type="float">
            <text:p>146927</text:p>
          </table:table-cell>
          <table:table-cell office:value-type="float" office:value="106.4022827" calcext:value-type="float">
            <text:p>106,4022827</text:p>
          </table:table-cell>
          <table:table-cell office:value-type="float" office:value="0.00000000007160547849" calcext:value-type="float">
            <text:p>7,16E-011</text:p>
          </table:table-cell>
          <table:table-cell office:value-type="float" office:value="1.386459351" calcext:value-type="float">
            <text:p>1,38645935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927" calcext:value-type="float">
            <text:p>146927</text:p>
          </table:table-cell>
          <table:table-cell office:value-type="float" office:value="106.6823654" calcext:value-type="float">
            <text:p>106,6823654</text:p>
          </table:table-cell>
          <table:table-cell office:value-type="float" office:value="0.0000000000431397279" calcext:value-type="float">
            <text:p>4,31E-011</text:p>
          </table:table-cell>
          <table:table-cell office:value-type="float" office:value="1.386920333" calcext:value-type="float">
            <text:p>1,386920333</text:p>
          </table:table-cell>
          <table:table-cell table:formula="of:=([.E17]-[.E16])/[.E16]" office:value-type="float" office:value="0.000332488651518993" calcext:value-type="float">
            <text:p>0,00033248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201" calcext:value-type="float">
            <text:p>147201</text:p>
          </table:table-cell>
          <table:table-cell office:value-type="float" office:value="104.305687" calcext:value-type="float">
            <text:p>104,305687</text:p>
          </table:table-cell>
          <table:table-cell office:value-type="float" office:value="0.0000000001608677219" calcext:value-type="float">
            <text:p>1,61E-010</text:p>
          </table:table-cell>
          <table:table-cell office:value-type="float" office:value="1.285008192" calcext:value-type="float">
            <text:p>1,2850081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201" calcext:value-type="float">
            <text:p>147201</text:p>
          </table:table-cell>
          <table:table-cell office:value-type="float" office:value="103.1881943" calcext:value-type="float">
            <text:p>103,1881943</text:p>
          </table:table-cell>
          <table:table-cell office:value-type="float" office:value="0.0000000002358956919" calcext:value-type="float">
            <text:p>2,36E-010</text:p>
          </table:table-cell>
          <table:table-cell office:value-type="float" office:value="1.285773754" calcext:value-type="float">
            <text:p>1,285773754</text:p>
          </table:table-cell>
          <table:table-cell table:style-name="ce3" table:formula="of:=([.E19]-[.E18])/[.E18]" office:value-type="float" office:value="0.000595764295329875" calcext:value-type="float">
            <text:p>0,00059576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592" calcext:value-type="float">
            <text:p>147592</text:p>
          </table:table-cell>
          <table:table-cell office:value-type="float" office:value="77.07775879" calcext:value-type="float">
            <text:p>77,07775879</text:p>
          </table:table-cell>
          <table:table-cell office:value-type="float" office:value="0.0000000001387299442" calcext:value-type="float">
            <text:p>1,39E-010</text:p>
          </table:table-cell>
          <table:table-cell office:value-type="float" office:value="1.195665479" calcext:value-type="float">
            <text:p>1,19566547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592" calcext:value-type="float">
            <text:p>147592</text:p>
          </table:table-cell>
          <table:table-cell office:value-type="float" office:value="90.98744202" calcext:value-type="float">
            <text:p>90,98744202</text:p>
          </table:table-cell>
          <table:table-cell office:value-type="float" office:value="0.0000000007314957529" calcext:value-type="float">
            <text:p>7,31E-010</text:p>
          </table:table-cell>
          <table:table-cell office:value-type="float" office:value="1.19618535" calcext:value-type="float">
            <text:p>1,19618535</text:p>
          </table:table-cell>
          <table:table-cell table:style-name="ce3" table:formula="of:=([.E21]-[.E20])/[.E20]" office:value-type="float" office:value="0.000434796361633385" calcext:value-type="float">
            <text:p>0,00043479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7723" calcext:value-type="float">
            <text:p>147723</text:p>
          </table:table-cell>
          <table:table-cell office:value-type="float" office:value="90.95504761" calcext:value-type="float">
            <text:p>90,95504761</text:p>
          </table:table-cell>
          <table:table-cell office:value-type="float" office:value="0.0000000003454194986" calcext:value-type="float">
            <text:p>3,45E-010</text:p>
          </table:table-cell>
          <table:table-cell office:value-type="float" office:value="1.119024634" calcext:value-type="float">
            <text:p>1,11902463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15187675193714" calcext:value-type="float">
            <text:p>0,0011518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4:52.598372734</dc:date>
    <meta:document-statistic meta:table-count="1" meta:cell-count="121" meta:object-count="0"/>
    <meta:generator>LibreOffice/4.1.4.2$Linux_X86_64 LibreOffice_project/410m0$Build-2</meta:generator>
  </office:meta>
</office:document-meta>
</file>